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Rounded MT Bold" svg:font-family="Arial Rounded MT Bold" style:font-family-generic="swiss" style:font-pitch="variable" svg:panose-1="2 15 7 4 3 5 4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text-properties style:font-name="Arial Rounded MT Bold" fo:font-weight="bold" style:font-weight-asian="bold"/>
    </style:style>
    <style:style style:name="P2" style:parent-style-name="Normal" style:family="paragraph">
      <style:text-properties style:font-name="Arial Rounded MT Bold" fo:font-weight="bold" style:font-weight-asian="bold"/>
    </style:style>
    <style:style style:name="P3" style:parent-style-name="Normal" style:family="paragraph">
      <style:text-properties style:font-name="Arial Rounded MT Bold" fo:font-weight="bold" style:font-weight-asian="bold"/>
    </style:style>
    <style:style style:name="P4" style:parent-style-name="Normal" style:family="paragraph">
      <style:text-properties style:font-name="Arial Rounded MT Bold"/>
    </style:style>
    <style:style style:name="P5" style:parent-style-name="Standard" style:family="paragraph">
      <style:text-properties style:font-name="Arial Rounded MT Bold"/>
    </style:style>
    <style:style style:name="P6" style:parent-style-name="Standard" style:family="paragraph">
      <style:text-properties style:font-name="Arial Rounded MT Bold"/>
    </style:style>
    <style:style style:name="P7" style:parent-style-name="Standard" style:family="paragraph">
      <style:text-properties style:font-name="Arial Rounded MT Bold"/>
    </style:style>
    <style:style style:name="P8" style:parent-style-name="Standard" style:family="paragraph">
      <style:text-properties style:font-name="Arial Rounded MT Bold" fo:font-weight="bold" style:font-weight-asian="bold"/>
    </style:style>
    <style:style style:name="T9" style:parent-style-name="Fuentedepárrafopredeter." style:family="text">
      <style:text-properties style:font-name="Arial Rounded MT Bold"/>
    </style:style>
    <style:style style:name="T10" style:parent-style-name="Fuentedepárrafopredeter." style:family="text">
      <style:text-properties style:font-name="Arial Rounded MT Bold" fo:font-weight="bold" style:font-weight-asian="bold"/>
    </style:style>
    <style:style style:name="T11" style:parent-style-name="Fuentedepárrafopredeter." style:family="text">
      <style:text-properties style:font-name="Arial Rounded MT Bold"/>
    </style:style>
    <style:style style:name="T12" style:parent-style-name="Fuentedepárrafopredeter." style:family="text">
      <style:text-properties style:font-name="Arial Rounded MT Bold" fo:font-weight="bold" style:font-weight-asian="bold"/>
    </style:style>
    <style:style style:name="T13" style:parent-style-name="Fuentedepárrafopredeter." style:family="text">
      <style:text-properties style:font-name="Arial Rounded MT Bold"/>
    </style:style>
    <style:style style:name="T14" style:parent-style-name="Fuentedepárrafopredeter." style:family="text">
      <style:text-properties style:font-name="Arial Rounded MT Bold" fo:font-weight="bold" style:font-weight-asian="bold"/>
    </style:style>
    <style:style style:name="P15" style:parent-style-name="Standard" style:family="paragraph">
      <style:text-properties style:font-name="Arial Rounded MT Bold" fo:font-weight="bold" style:font-weight-asian="bold"/>
    </style:style>
    <style:style style:name="P16" style:parent-style-name="Standard" style:family="paragraph">
      <style:text-properties style:font-name="Arial Rounded MT Bold" fo:font-weight="bold" style:font-weight-asian="bold"/>
    </style:style>
    <style:style style:name="T17" style:parent-style-name="Fuentedepárrafopredeter." style:family="text">
      <style:text-properties style:font-name="Arial Rounded MT Bold"/>
    </style:style>
    <style:style style:name="T18" style:parent-style-name="Fuentedepárrafopredeter." style:family="text">
      <style:text-properties style:font-name="Arial Rounded MT Bold"/>
    </style:style>
    <style:style style:name="T19" style:parent-style-name="Fuentedepárrafopredeter." style:family="text">
      <style:text-properties style:font-name="Wingdings" style:font-name-asian="Wingdings" style:font-name-complex="Wingdings"/>
    </style:style>
    <style:style style:name="T20" style:parent-style-name="Fuentedepárrafopredeter." style:family="text">
      <style:text-properties style:font-name="Arial Rounded MT Bold"/>
    </style:style>
    <style:style style:name="T21" style:parent-style-name="Fuentedepárrafopredeter." style:family="text">
      <style:text-properties style:font-name="Arial Rounded MT Bold"/>
    </style:style>
    <style:style style:name="T22" style:parent-style-name="Fuentedepárrafopredeter." style:family="text">
      <style:text-properties style:font-name="Arial Rounded MT Bold"/>
    </style:style>
    <style:style style:name="T23" style:parent-style-name="Fuentedepárrafopredeter." style:family="text">
      <style:text-properties style:font-name="Arial Rounded MT Bold"/>
    </style:style>
    <style:style style:name="T24" style:parent-style-name="Fuentedepárrafopredeter." style:family="text">
      <style:text-properties style:font-name="Arial Rounded MT Bold" fo:font-weight="bold" style:font-weight-asian="bold"/>
    </style:style>
    <style:style style:name="P25" style:parent-style-name="Standard" style:family="paragraph">
      <style:text-properties style:font-name="Arial Rounded MT Bold" fo:font-weight="bold" style:font-weight-asian="bold"/>
    </style:style>
    <style:style style:name="P26" style:parent-style-name="Standard" style:family="paragraph">
      <style:text-properties style:font-name="Arial Rounded MT Bold" fo:font-weight="bold" style:font-weight-asian="bold"/>
    </style:style>
    <style:style style:name="P27" style:parent-style-name="Standard" style:family="paragraph">
      <style:text-properties style:font-name="Arial Rounded MT Bold"/>
    </style:style>
    <style:style style:name="T28" style:parent-style-name="Fuentedepárrafopredeter." style:family="text">
      <style:text-properties style:font-name="Arial Rounded MT Bold"/>
    </style:style>
    <style:style style:name="T29" style:parent-style-name="Fuentedepárrafopredeter." style:family="text">
      <style:text-properties style:font-name="Arial Rounded MT Bold"/>
    </style:style>
    <style:style style:name="T30" style:parent-style-name="Fuentedepárrafopredeter." style:family="text">
      <style:text-properties style:font-name="Arial Rounded MT Bold" fo:font-weight="bold" style:font-weight-asian="bold"/>
    </style:style>
    <style:style style:name="P31" style:parent-style-name="Standard" style:family="paragraph">
      <style:text-properties style:font-name="Arial Rounded MT Bold"/>
    </style:style>
    <style:style style:name="T32" style:parent-style-name="Fuentedepárrafopredeter." style:family="text">
      <style:text-properties style:font-name="Arial Rounded MT Bold"/>
    </style:style>
    <style:style style:name="T33" style:parent-style-name="Fuentedepárrafopredeter." style:family="text">
      <style:text-properties style:font-name="Arial Rounded MT Bold" fo:font-weight="bold" style:font-weight-asian="bold"/>
    </style:style>
    <style:style style:name="P34" style:parent-style-name="Standard" style:family="paragraph">
      <style:text-properties style:font-name="Arial Rounded MT Bold" fo:font-weight="bold" style:font-weight-asian="bold"/>
    </style:style>
    <style:style style:name="P35" style:parent-style-name="Standard" style:family="paragraph">
      <style:text-properties style:font-name="Arial Rounded MT Bold" fo:font-weight="bold" style:font-weight-asian="bold"/>
    </style:style>
    <style:style style:name="T36" style:parent-style-name="Fuentedepárrafopredeter." style:family="text">
      <style:text-properties style:font-name="Arial Rounded MT Bold"/>
    </style:style>
    <style:style style:name="T37" style:parent-style-name="Fuentedepárrafopredeter." style:family="text">
      <style:text-properties style:font-name="Arial Rounded MT Bold" fo:font-weight="bold" style:font-weight-asian="bold"/>
    </style:style>
    <style:style style:name="P38" style:parent-style-name="Standard" style:family="paragraph">
      <style:text-properties style:font-name="Arial Rounded MT Bold" fo:font-weight="bold" style:font-weight-asian="bold"/>
    </style:style>
    <style:style style:name="P39" style:parent-style-name="Standard" style:family="paragraph">
      <style:text-properties style:font-name="Arial Rounded MT Bold" fo:font-weight="bold" style:font-weight-asian="bold"/>
    </style:style>
    <style:style style:name="P40" style:parent-style-name="Standard" style:family="paragraph">
      <style:text-properties style:font-name="Arial Rounded MT Bold"/>
    </style:style>
    <style:style style:name="P41" style:parent-style-name="Standard" style:family="paragraph">
      <style:text-properties style:font-name="Arial Rounded MT Bold"/>
    </style:style>
    <style:style style:name="P42" style:parent-style-name="Standard" style:family="paragraph">
      <style:text-properties style:font-name="Arial Rounded MT Bold"/>
    </style:style>
    <style:style style:name="P43" style:parent-style-name="Standard" style:family="paragraph">
      <style:text-properties style:font-name="Arial Rounded MT Bold"/>
    </style:style>
    <style:style style:name="P44" style:parent-style-name="Standard" style:family="paragraph">
      <style:text-properties style:font-name="Arial Rounded MT Bold"/>
    </style:style>
    <style:style style:name="T45" style:parent-style-name="Fuentedepárrafopredeter." style:family="text">
      <style:text-properties style:font-name="Arial Rounded MT Bold" fo:font-weight="bold" style:font-weight-asian="bold"/>
    </style:style>
    <style:style style:name="T46" style:parent-style-name="Fuentedepárrafopredeter." style:family="text">
      <style:text-properties style:font-name="Wingdings" style:font-name-asian="Wingdings" style:font-name-complex="Wingdings" fo:font-weight="bold" style:font-weight-asian="bold"/>
    </style:style>
    <style:style style:name="T47" style:parent-style-name="Fuentedepárrafopredeter." style:family="text">
      <style:text-properties style:font-name="Arial Rounded MT Bold" fo:font-weight="bold" style:font-weight-asian="bold"/>
    </style:style>
    <style:style style:name="T48" style:parent-style-name="Fuentedepárrafopredeter." style:family="text">
      <style:text-properties style:font-name="Arial Rounded MT Bold" fo:font-weight="bold" style:font-weight-asian="bold"/>
    </style:style>
    <style:style style:name="T49" style:parent-style-name="Fuentedepárrafopredeter." style:family="text">
      <style:text-properties style:font-name="Arial Rounded MT Bold" fo:font-weight="bold" style:font-weight-asian="bold"/>
    </style:style>
    <style:style style:name="T50" style:parent-style-name="Fuentedepárrafopredeter." style:family="text">
      <style:text-properties style:font-name="Wingdings" style:font-name-asian="Wingdings" style:font-name-complex="Wingdings" fo:font-weight="bold" style:font-weight-asian="bold"/>
    </style:style>
    <style:style style:name="T51" style:parent-style-name="Fuentedepárrafopredeter." style:family="text">
      <style:text-properties style:font-name="Arial Rounded MT Bold" fo:font-weight="bold" style:font-weight-asian="bold"/>
    </style:style>
    <style:style style:name="P52" style:parent-style-name="Standard" style:family="paragraph">
      <style:text-properties style:font-name="Arial Rounded MT Bold" fo:font-weight="bold" style:font-weight-asian="bold"/>
    </style:style>
    <style:style style:name="P53" style:parent-style-name="Standard" style:family="paragraph">
      <style:text-properties style:font-name="Arial Rounded MT Bold" fo:font-weight="bold" style:font-weight-asian="bold"/>
    </style:style>
    <style:style style:name="T54" style:parent-style-name="Fuentedepárrafopredeter." style:family="text">
      <style:text-properties style:font-name="Arial Rounded MT Bold"/>
    </style:style>
    <style:style style:name="T55" style:parent-style-name="Fuentedepárrafopredeter." style:family="text">
      <style:text-properties style:font-name="Arial Rounded MT Bold" fo:font-weight="bold" style:font-weight-asian="bold"/>
    </style:style>
    <style:style style:name="P56" style:parent-style-name="Standard" style:family="paragraph">
      <style:text-properties style:font-name="Arial Rounded MT Bold" fo:font-weight="bold" style:font-weight-asian="bold"/>
    </style:style>
    <style:style style:name="P57" style:parent-style-name="Standard" style:family="paragraph">
      <style:text-properties style:font-name="Arial Rounded MT Bold" fo:font-weight="bold" style:font-weight-asian="bold"/>
    </style:style>
    <style:style style:name="T58" style:parent-style-name="Fuentedepárrafopredeter." style:family="text">
      <style:text-properties style:font-name="Arial Rounded MT Bold"/>
    </style:style>
    <style:style style:name="T59" style:parent-style-name="Fuentedepárrafopredeter." style:family="text">
      <style:text-properties style:font-name="Arial Rounded MT Bold" fo:font-weight="bold" style:font-weight-asian="bold"/>
    </style:style>
    <style:style style:name="P60" style:parent-style-name="Standard" style:family="paragraph">
      <style:text-properties style:font-name="Arial Rounded MT Bold" fo:font-weight="bold" style:font-weight-asian="bold"/>
    </style:style>
    <style:style style:name="P61" style:parent-style-name="Standard" style:family="paragraph">
      <style:text-properties style:font-name="Arial Rounded MT Bold" fo:font-weight="bold" style:font-weight-asian="bold"/>
    </style:style>
    <style:style style:name="T62" style:parent-style-name="Fuentedepárrafopredeter." style:family="text">
      <style:text-properties style:font-name="Arial Rounded MT Bold"/>
    </style:style>
    <style:style style:name="T63" style:parent-style-name="Fuentedepárrafopredeter." style:family="text">
      <style:text-properties style:font-name="Arial Rounded MT Bold" fo:font-weight="bold" style:font-weight-asian="bold"/>
    </style:style>
    <style:style style:name="P64" style:parent-style-name="Standard" style:family="paragraph">
      <style:text-properties style:font-name="Arial Rounded MT Bold" fo:font-weight="bold" style:font-weight-asian="bold"/>
    </style:style>
    <style:style style:name="T65" style:parent-style-name="Fuentedepárrafopredeter." style:family="text">
      <style:text-properties style:font-name="Arial Rounded MT Bold" fo:font-weight="bold" style:font-weight-asian="bold"/>
    </style:style>
    <style:style style:name="T66" style:parent-style-name="Fuentedepárrafopredeter." style:family="text">
      <style:text-properties style:font-name="Arial Rounded MT Bold"/>
    </style:style>
    <style:style style:name="T67" style:parent-style-name="Fuentedepárrafopredeter." style:family="text">
      <style:text-properties style:font-name="Arial Rounded MT Bold"/>
    </style:style>
    <style:style style:name="T68" style:parent-style-name="Fuentedepárrafopredeter." style:family="text">
      <style:text-properties style:font-name="Arial Rounded MT Bold" fo:font-weight="bold" style:font-weight-asian="bold"/>
    </style:style>
    <style:style style:name="T69" style:parent-style-name="Fuentedepárrafopredeter." style:family="text">
      <style:text-properties style:font-name="Arial Rounded MT Bold"/>
    </style:style>
    <style:style style:name="T70" style:parent-style-name="Fuentedepárrafopredeter." style:family="text">
      <style:text-properties style:font-name="Arial Rounded MT Bold"/>
    </style:style>
    <style:style style:name="T71" style:parent-style-name="Fuentedepárrafopredeter." style:family="text">
      <style:text-properties style:font-name="Arial Rounded MT Bold"/>
    </style:style>
    <style:style style:name="T72" style:parent-style-name="Fuentedepárrafopredeter." style:family="text">
      <style:text-properties style:font-name="Arial Rounded MT Bold" fo:font-weight="bold" style:font-weight-asian="bold"/>
    </style:style>
    <style:style style:name="P73" style:parent-style-name="Standard" style:family="paragraph">
      <style:text-properties style:font-name="Arial Rounded MT Bold"/>
    </style:style>
    <style:style style:name="T74" style:parent-style-name="Fuentedepárrafopredeter." style:family="text">
      <style:text-properties style:font-name="Arial Rounded MT Bold"/>
    </style:style>
    <style:style style:name="T75" style:parent-style-name="Fuentedepárrafopredeter." style:family="text">
      <style:text-properties style:font-name="Arial Rounded MT Bold" fo:font-weight="bold" style:font-weight-asian="bold"/>
    </style:style>
    <style:style style:name="P76" style:parent-style-name="Standard" style:family="paragraph">
      <style:text-properties style:font-name="Arial Rounded MT Bold" fo:font-weight="bold" style:font-weight-asian="bold"/>
    </style:style>
    <style:style style:name="P77" style:parent-style-name="Standard" style:family="paragraph">
      <style:text-properties style:font-name="Arial Rounded MT Bold" fo:font-weight="bold" style:font-weight-asian="bold"/>
    </style:style>
    <style:style style:name="T78" style:parent-style-name="Fuentedepárrafopredeter." style:family="text">
      <style:text-properties style:font-name="Arial Rounded MT Bold"/>
    </style:style>
    <style:style style:name="T79" style:parent-style-name="Fuentedepárrafopredeter." style:family="text">
      <style:text-properties style:font-name="Arial Rounded MT Bold" fo:font-weight="bold" style:font-weight-asian="bold"/>
    </style:style>
    <style:style style:name="P80" style:parent-style-name="Standard" style:family="paragraph">
      <style:text-properties style:font-name="Arial Rounded MT Bold" fo:font-weight="bold" style:font-weight-asian="bold"/>
    </style:style>
    <style:style style:name="T81" style:parent-style-name="Fuentedepárrafopredeter." style:family="text">
      <style:text-properties style:font-name="Arial Rounded MT Bold" fo:font-weight="bold" style:font-weight-asian="bold"/>
    </style:style>
    <style:style style:name="T82" style:parent-style-name="Fuentedepárrafopredeter." style:family="text">
      <style:text-properties style:font-name="Arial Rounded MT Bold" fo:font-weight="bold" style:font-weight-asian="bold"/>
    </style:style>
    <style:style style:name="T83" style:parent-style-name="Fuentedepárrafopredeter." style:family="text">
      <style:text-properties style:font-name="Arial Rounded MT Bold"/>
    </style:style>
    <style:style style:name="T84" style:parent-style-name="Fuentedepárrafopredeter." style:family="text">
      <style:text-properties style:font-name="Arial Rounded MT Bold" fo:font-weight="bold" style:font-weight-asian="bold"/>
    </style:style>
    <style:style style:name="T85" style:parent-style-name="Fuentedepárrafopredeter." style:family="text">
      <style:text-properties style:font-name="Arial Rounded MT Bold" fo:font-weight="bold" style:font-weight-asian="bold"/>
    </style:style>
    <style:style style:name="T86" style:parent-style-name="Fuentedepárrafopredeter." style:family="text">
      <style:text-properties style:font-name="Arial Rounded MT Bold"/>
    </style:style>
    <style:style style:name="T87" style:parent-style-name="Fuentedepárrafopredeter." style:family="text">
      <style:text-properties style:font-name="Arial Rounded MT Bold" fo:font-weight="bold" style:font-weight-asian="bold"/>
    </style:style>
    <style:style style:name="T88" style:parent-style-name="Fuentedepárrafopredeter." style:family="text">
      <style:text-properties style:font-name="Arial Rounded MT Bold"/>
    </style:style>
    <style:style style:name="T89" style:parent-style-name="Fuentedepárrafopredeter." style:family="text">
      <style:text-properties style:font-name="Arial Rounded MT Bold" fo:font-weight="bold" style:font-weight-asian="bold"/>
    </style:style>
    <style:style style:name="T90" style:parent-style-name="Fuentedepárrafopredeter." style:family="text">
      <style:text-properties style:font-name="Arial Rounded MT Bold"/>
    </style:style>
    <style:style style:name="T91" style:parent-style-name="Fuentedepárrafopredeter." style:family="text">
      <style:text-properties style:font-name="Arial Rounded MT Bold"/>
    </style:style>
    <style:style style:name="T92" style:parent-style-name="Fuentedepárrafopredeter." style:family="text">
      <style:text-properties style:font-name="Arial Rounded MT Bold"/>
    </style:style>
    <style:style style:name="T93" style:parent-style-name="Fuentedepárrafopredeter." style:family="text">
      <style:text-properties style:font-name="Arial Rounded MT Bold" fo:font-weight="bold" style:font-weight-asian="bold"/>
    </style:style>
    <style:style style:name="T94" style:parent-style-name="Fuentedepárrafopredeter." style:family="text">
      <style:text-properties style:font-name="Arial Rounded MT Bold" fo:font-weight="bold" style:font-weight-asian="bold"/>
    </style:style>
    <style:style style:name="T95" style:parent-style-name="Fuentedepárrafopredeter." style:family="text">
      <style:text-properties style:font-name="Arial Rounded MT Bold" fo:font-weight="bold" style:font-weight-asian="bold"/>
    </style:style>
    <style:style style:name="T96" style:parent-style-name="Fuentedepárrafopredeter." style:family="text">
      <style:text-properties style:font-name="Arial Rounded MT Bold"/>
    </style:style>
    <style:style style:name="T97" style:parent-style-name="Fuentedepárrafopredeter." style:family="text">
      <style:text-properties style:font-name="Arial Rounded MT Bold" fo:font-weight="bold" style:font-weight-asian="bold"/>
    </style:style>
    <style:style style:name="T98" style:parent-style-name="Fuentedepárrafopredeter." style:family="text">
      <style:text-properties style:font-name="Arial Rounded MT Bold" fo:font-weight="bold" style:font-weight-asian="bold"/>
    </style:style>
    <style:style style:name="T99" style:parent-style-name="Fuentedepárrafopredeter." style:family="text">
      <style:text-properties style:font-name="Arial Rounded MT Bold"/>
    </style:style>
    <style:style style:name="T100" style:parent-style-name="Fuentedepárrafopredeter." style:family="text">
      <style:text-properties style:font-name="Arial Rounded MT Bold" fo:font-weight="bold" style:font-weight-asian="bold"/>
    </style:style>
    <style:style style:name="T101" style:parent-style-name="Fuentedepárrafopredeter." style:family="text">
      <style:text-properties style:font-name="Arial Rounded MT Bold" fo:font-weight="bold" style:font-weight-asian="bold"/>
    </style:style>
    <style:style style:name="T102" style:parent-style-name="Fuentedepárrafopredeter." style:family="text">
      <style:text-properties style:font-name="Arial Rounded MT Bold" fo:font-weight="bold" style:font-weight-asian="bold"/>
    </style:style>
    <style:style style:name="T103" style:parent-style-name="Fuentedepárrafopredeter." style:family="text">
      <style:text-properties style:font-name="Arial Rounded MT Bold" fo:font-weight="bold" style:font-weight-asian="bold"/>
    </style:style>
    <style:style style:name="T104" style:parent-style-name="Fuentedepárrafopredeter." style:family="text">
      <style:text-properties style:font-name="Arial Rounded MT Bold"/>
    </style:style>
    <style:style style:name="T105" style:parent-style-name="Fuentedepárrafopredeter." style:family="text">
      <style:text-properties style:font-name="Arial Rounded MT Bold"/>
    </style:style>
    <style:style style:name="T106" style:parent-style-name="Fuentedepárrafopredeter." style:family="text">
      <style:text-properties style:font-name="Arial Rounded MT Bold"/>
    </style:style>
    <style:style style:name="T107" style:parent-style-name="Fuentedepárrafopredeter." style:family="text">
      <style:text-properties style:font-name="Arial Rounded MT Bold" fo:font-weight="bold" style:font-weight-asian="bold"/>
    </style:style>
    <style:style style:name="T108" style:parent-style-name="Fuentedepárrafopredeter." style:family="text">
      <style:text-properties style:font-name="Arial Rounded MT Bold" fo:font-weight="bold" style:font-weight-asian="bold"/>
    </style:style>
    <style:style style:name="T109" style:parent-style-name="Fuentedepárrafopredeter." style:family="text">
      <style:text-properties style:font-name="Arial Rounded MT Bold"/>
    </style:style>
    <style:style style:name="P110" style:parent-style-name="Standard" style:family="paragraph">
      <style:text-properties style:font-name="Arial Rounded MT Bold" fo:font-weight="bold" style:font-weight-asian="bold"/>
    </style:style>
    <style:style style:name="P111" style:parent-style-name="Standard" style:family="paragraph">
      <style:text-properties style:font-name="Arial Rounded MT Bold" fo:font-weight="bold" style:font-weight-asian="bold"/>
    </style:style>
    <style:style style:name="T112" style:parent-style-name="Fuentedepárrafopredeter." style:family="text">
      <style:text-properties style:font-name="Arial Rounded MT Bold"/>
    </style:style>
    <style:style style:name="T113" style:parent-style-name="Fuentedepárrafopredeter." style:family="text">
      <style:text-properties style:font-name="Arial Rounded MT Bold" fo:font-weight="bold" style:font-weight-asian="bold"/>
    </style:style>
    <style:style style:name="P114" style:parent-style-name="Standard" style:family="paragraph">
      <style:text-properties style:font-name="Arial Rounded MT Bold" fo:font-weight="bold" style:font-weight-asian="bold"/>
    </style:style>
    <style:style style:name="P115" style:parent-style-name="Standard" style:family="paragraph">
      <style:text-properties style:font-name="Arial Rounded MT Bold" fo:font-weight="bold" style:font-weight-asian="bold"/>
    </style:style>
    <style:style style:name="T116" style:parent-style-name="Fuentedepárrafopredeter." style:family="text">
      <style:text-properties style:font-name="Arial Rounded MT Bold"/>
    </style:style>
    <style:style style:name="T117" style:parent-style-name="Fuentedepárrafopredeter." style:family="text">
      <style:text-properties style:font-name="Arial Rounded MT Bold"/>
    </style:style>
    <style:style style:name="T118" style:parent-style-name="Fuentedepárrafopredeter." style:family="text">
      <style:text-properties style:font-name="Arial Rounded MT Bold"/>
    </style:style>
    <style:style style:name="T119" style:parent-style-name="Fuentedepárrafopredeter." style:family="text">
      <style:text-properties style:font-name="Arial Rounded MT Bold"/>
    </style:style>
    <style:style style:name="T120" style:parent-style-name="Fuentedepárrafopredeter." style:family="text">
      <style:text-properties style:font-name="Arial Rounded MT Bold" fo:font-weight="bold" style:font-weight-asian="bold"/>
    </style:style>
    <style:style style:name="T121" style:parent-style-name="Fuentedepárrafopredeter." style:family="text">
      <style:text-properties style:font-name="Arial Rounded MT Bold"/>
    </style:style>
    <style:style style:name="T122" style:parent-style-name="Fuentedepárrafopredeter." style:family="text">
      <style:text-properties style:font-name="Arial Rounded MT Bold"/>
    </style:style>
    <style:style style:name="T123" style:parent-style-name="Fuentedepárrafopredeter." style:family="text">
      <style:text-properties style:font-name="Arial Rounded MT Bold"/>
    </style:style>
    <style:style style:name="T124" style:parent-style-name="Fuentedepárrafopredeter." style:family="text">
      <style:text-properties style:font-name="Arial Rounded MT Bold"/>
    </style:style>
    <style:style style:name="T125" style:parent-style-name="Fuentedepárrafopredeter." style:family="text">
      <style:text-properties style:font-name="Arial Rounded MT Bold" fo:font-weight="bold" style:font-weight-asian="bold"/>
    </style:style>
    <style:style style:name="T126" style:parent-style-name="Fuentedepárrafopredeter." style:family="text">
      <style:text-properties style:font-name="Arial Rounded MT Bold" fo:font-weight="bold" style:font-weight-asian="bold"/>
    </style:style>
    <style:style style:name="T127" style:parent-style-name="Fuentedepárrafopredeter." style:family="text">
      <style:text-properties style:font-name="Arial Rounded MT Bold"/>
    </style:style>
    <style:style style:name="T128" style:parent-style-name="Fuentedepárrafopredeter." style:family="text">
      <style:text-properties style:font-name="Arial Rounded MT Bold" fo:font-weight="bold" style:font-weight-asian="bold"/>
    </style:style>
    <style:style style:name="T129" style:parent-style-name="Fuentedepárrafopredeter." style:family="text">
      <style:text-properties style:font-name="Arial Rounded MT Bold"/>
    </style:style>
    <style:style style:name="T130" style:parent-style-name="Fuentedepárrafopredeter." style:family="text">
      <style:text-properties style:font-name="Arial Rounded MT Bold" fo:font-weight="bold" style:font-weight-asian="bold"/>
    </style:style>
    <style:style style:name="T131" style:parent-style-name="Fuentedepárrafopredeter." style:family="text">
      <style:text-properties style:font-name="Arial Rounded MT Bold"/>
    </style:style>
    <style:style style:name="T132" style:parent-style-name="Fuentedepárrafopredeter." style:family="text">
      <style:text-properties style:font-name="Arial Rounded MT Bold" fo:font-weight="bold" style:font-weight-asian="bold"/>
    </style:style>
    <style:style style:name="T133" style:parent-style-name="Fuentedepárrafopredeter." style:family="text">
      <style:text-properties style:font-name="Arial Rounded MT Bold"/>
    </style:style>
    <style:style style:name="T134" style:parent-style-name="Fuentedepárrafopredeter." style:family="text">
      <style:text-properties style:font-name="Arial Rounded MT Bold"/>
    </style:style>
    <style:style style:name="T135" style:parent-style-name="Fuentedepárrafopredeter." style:family="text">
      <style:text-properties style:font-name="Arial Rounded MT Bold"/>
    </style:style>
    <style:style style:name="T136" style:parent-style-name="Fuentedepárrafopredeter." style:family="text">
      <style:text-properties style:font-name="Arial Rounded MT Bold"/>
    </style:style>
    <style:style style:name="T137" style:parent-style-name="Fuentedepárrafopredeter." style:family="text">
      <style:text-properties style:font-name="Arial Rounded MT Bold" fo:font-weight="bold" style:font-weight-asian="bold"/>
    </style:style>
    <style:style style:name="T138" style:parent-style-name="Fuentedepárrafopredeter." style:family="text">
      <style:text-properties style:font-name="Arial Rounded MT Bold"/>
    </style:style>
    <style:style style:name="T139" style:parent-style-name="Fuentedepárrafopredeter." style:family="text">
      <style:text-properties style:font-name="Arial Rounded MT Bold"/>
    </style:style>
    <style:style style:name="T140" style:parent-style-name="Fuentedepárrafopredeter." style:family="text">
      <style:text-properties style:font-name="Arial Rounded MT Bold" fo:font-weight="bold" style:font-weight-asian="bold"/>
    </style:style>
    <style:style style:name="T141" style:parent-style-name="Fuentedepárrafopredeter." style:family="text">
      <style:text-properties style:font-name="Arial Rounded MT Bold"/>
    </style:style>
    <style:style style:name="T142" style:parent-style-name="Fuentedepárrafopredeter." style:family="text">
      <style:text-properties style:font-name="Arial Rounded MT Bold" fo:font-weight="bold" style:font-weight-asian="bold"/>
    </style:style>
    <style:style style:name="P143" style:parent-style-name="Standard" style:family="paragraph">
      <style:text-properties style:font-name="Arial Rounded MT Bold" fo:font-weight="bold" style:font-weight-asian="bold"/>
    </style:style>
    <style:style style:name="P144" style:parent-style-name="Standard" style:family="paragraph">
      <style:text-properties style:font-name="Arial Rounded MT Bold"/>
    </style:style>
    <style:style style:name="P145" style:parent-style-name="Standard" style:family="paragraph">
      <style:text-properties style:font-name="Arial Rounded MT Bold" fo:font-weight="bold" style:font-weight-asian="bold"/>
    </style:style>
  </office:automatic-styles>
  <office:body>
    <office:text text:use-soft-page-breaks="true">
      <text:p text:style-name="P1">Bases de Datos I</text:p>
      <text:p text:style-name="P2">17/09/2020</text:p>
      <text:p text:style-name="P3">Apuntes de la clase 17/09</text:p>
      <text:p text:style-name="P4">IS-501<text:line-break/>José Inestroza</text:p>
      <text:p text:style-name="P5"/>
      <text:p text:style-name="P6">En campo el hardware que se necesita para implementar bases de datos, debe ser robusto, con CPU multinucleo para que la concurrencia y los hilos permitan que multiples usuarios puedan usar dicho sistema de gestión de bases de datos al mismo tiempo.<text:s/>Cada tabla de la base de datos, sería como cada una de las pestañas que puede tener un documento de Excel de hoja de cálculo; Cada columna representa un atributo un tipo de dato, que serían los campos de una tabla de una base de datos, a diferencia de un documento de una hoja de calculo en las bases de datos se hace uso de un lenguaje para poder acceder o pedir información.</text:p>
      <text:p text:style-name="P7"/>
      <text:p text:style-name="P8">Instalación de base de datos en Android</text:p>
      <text:p text:style-name="Standard"><text:span text:style-name="T9">Instalación:<text:s/></text:span><text:span text:style-name="T10">$</text:span><text:span text:style-name="T11"><text:s/></text:span><text:span text:style-name="T12">apt install mariadb openssh</text:span></text:p>
      <text:p text:style-name="Standard"><text:span text:style-name="T13">Iniciar Servicio:<text:s/></text:span><text:span text:style-name="T14">$ sshd</text:span></text:p>
      <text:p text:style-name="P15"/>
      <text:p text:style-name="P16">Conectarse remotamente desde la laptop</text:p>
      <text:p text:style-name="Standard"><text:span text:style-name="T17">Se debe ingresar la ip del celular</text:span><text:span text:style-name="T18"><text:s/>(IP Inestroza<text:s/></text:span><text:span text:style-name="T19"></text:span><text:span text:style-name="T20"><text:s/></text:span><text:span text:style-name="T21">192.168.1.101</text:span><text:span text:style-name="T22">)</text:span></text:p>
      <text:p text:style-name="Standard"><text:span text:style-name="T23">Comando:<text:s/></text:span><text:span text:style-name="T24">$ ssh –p 8022 termux@ [IP ADDRESS]</text:span></text:p>
      <text:p text:style-name="P25"/>
      <text:p text:style-name="P26">Iniciar la base de datos MySQL (desde el celular o desde remoto)</text:p>
      <text:p text:style-name="P27">Todos los archivos se guardaran en la dirección de memoria local</text:p>
      <text:p text:style-name="Standard"><text:span text:style-name="T28">Coman</text:span><text:span text:style-name="T29">do:<text:s/></text:span><text:span text:style-name="T30">$ mysqld_safe - -datadir=”/data/data/com.termux/files/usr/var/lib/mysql”</text:span></text:p>
      <text:p text:style-name="P31">También<text:s/>se puede guardar el comando anterior en un archivo .sh y solo llamar al archivo.</text:p>
      <text:p text:style-name="Standard"><text:span text:style-name="T32">Comando:<text:s/></text:span><text:span text:style-name="T33">$ sh startMySQL.sh<text:s/></text:span></text:p>
      <text:p text:style-name="P34"/>
      <text:p text:style-name="P35">Entrar a MySQL</text:p>
      <text:p text:style-name="Standard"><text:span text:style-name="T36">Comando:<text:s/></text:span><text:span text:style-name="T37">$ mysql</text:span></text:p>
      <text:p text:style-name="P38"/>
      <text:p text:style-name="P39">Dentro de MySQL</text:p>
      <text:p text:style-name="P40">Se crea un usuario llamado “admin” con contraseña “admin” que servirá para conectarse desde cualquier IP en la red.<text:s/>Usuario con acceso desde un dominio, el dominio está escrito con el comodin % para poder usar ese usuario con cualquier dispositivo de origen.</text:p>
      <text:p text:style-name="P41">&gt;&gt;&gt;<text:s/>CREATE USER ‘admin’@’%’ IDENTIFIED BY ‘admin’</text:p>
      <text:p text:style-name="P42">&gt;&gt;&gt; GRANT ALL PRIVILIEGES ON “ . “ <text:s/>TO ‘admin’@’%’;</text:p>
      <text:p text:style-name="P43">&gt;&gt;&gt; FLUSH PRIVILEGES;</text:p>
      <text:p text:style-name="P44"/>
      <text:p text:style-name="Standard"><text:span text:style-name="T45">Detener Script<text:s/></text:span><text:span text:style-name="T46"></text:span><text:span text:style-name="T47"><text:s/>Cntrl + Z</text:span><text:span text:style-name="T48"><text:line-break/></text:span><text:span text:style-name="T49">Volver a entrar a MySQL<text:s/></text:span><text:span text:style-name="T50"></text:span><text:span text:style-name="T51"><text:s/>$ mysql</text:span></text:p>
      <text:p text:style-name="P52"/>
      <text:p text:style-name="P53">Visualizar bases de datos existentes</text:p>
      <text:p text:style-name="Standard"><text:span text:style-name="T54">Comando:<text:s/></text:span><text:span text:style-name="T55">$ SHOW DATABASES;</text:span></text:p>
      <text:p text:style-name="P56"/>
      <text:p text:style-name="P57">Entrar<text:s/>a una base de datos</text:p>
      <text:p text:style-name="Standard"><text:span text:style-name="T58">Comando:<text:s/></text:span><text:span text:style-name="T59">$ USE NOMBREDEBASE</text:span></text:p>
      <text:p text:style-name="P60"/>
      <text:p text:style-name="P61">Mostrar las tablas de la base de datos</text:p>
      <text:p text:style-name="Standard"><text:span text:style-name="T62">Comando:<text:s/></text:span><text:span text:style-name="T63">$ SHOW TABLES</text:span></text:p>
      <text:p text:style-name="P64"/>
      <text:p text:style-name="Standard"><text:span text:style-name="T65">Ver tabla de medidas</text:span></text:p>
      <text:p text:style-name="Standard"><text:span text:style-name="T66">Conformada por 4 campos, 1er campo el cual es autoincrementar, que ayudan a diseñar registros en la base de datos, que permite crear identificadores únicos para cada registro comenzando desde 1.<text:s/></text:span><text:span text:style-name="T67"><text:line-break/>Comando:<text:s/></text:span><text:span text:style-name="T68">$ DESCRIBE Measure</text:span><text:span text:style-name="T69"><text:s/></text:span><text:span text:style-name="T70"><text:line-break/></text:span><text:span text:style-name="T71"><text:line-break/></text:span><text:span text:style-name="T72">Hacer una consulta en una tabla de base de datos existente</text:span></text:p>
      <text:p text:style-name="P73">Las palabras reservadas se escribirán en mayúscula en su totalidad, Measure es la base de datos existente</text:p>
      <text:p text:style-name="Standard"><text:span text:style-name="T74">Comando:<text:s/></text:span><text:span text:style-name="T75">$ SELECT count(*) FROM Measures</text:span></text:p>
      <text:p text:style-name="P76"/>
      <text:p text:style-name="P77">Salir de la base de datos y salir del Control remoto del celular</text:p>
      <text:p text:style-name="Standard"><text:span text:style-name="T78">Comando (2 veces) :<text:s/></text:span><text:span text:style-name="T79">$ exit</text:span></text:p>
      <text:p text:style-name="P80"/>
      <text:p text:style-name="Standard"><text:span text:style-name="T81">Ver los usuarios creados en la base de datos</text:span><text:span text:style-name="T82"><text:line-break/></text:span><text:span text:style-name="T83">Mostrar BAses:<text:s/></text:span><text:span text:style-name="T84">$ SHOW DATABASES;</text:span><text:span text:style-name="T85"><text:line-break/></text:span><text:span text:style-name="T86">Usar la base mysql:<text:s/></text:span><text:span text:style-name="T87">$ USE mysql;</text:span></text:p>
      <text:p text:style-name="Standard"><text:span text:style-name="T88">Mostrar Tablas:<text:s/></text:span><text:span text:style-name="T89">$ SHOW TABLES;</text:span></text:p>
      <text:p text:style-name="Standard"><text:span text:style-name="T90">Ver registros<text:s/></text:span><text:span text:style-name="T91">o campos<text:s/></text:span><text:span text:style-name="T92">de la tabla usuario:<text:s/></text:span><text:span text:style-name="T93">$</text:span><text:span text:style-name="T94"><text:s/>DESCRIBE user</text:span><text:span text:style-name="T95"><text:line-break/></text:span><text:span text:style-name="T96">Ver usuarios que hay en la tabla y desde que dominio se puede conectar a dicho usuario:<text:s/></text:span><text:span text:style-name="T97">$ SELECT Host, User FROM user</text:span><text:span text:style-name="T98"><text:line-break/></text:span><text:span text:style-name="T99">Mostrar la contraseña de los usuarios:<text:s/></text:span><text:span text:style-name="T100">$ SELECT Host, User, Password FROM user</text:span><text:span text:style-name="T101"><text:line-break/></text:span></text:p>
      <text:p text:style-name="Standard"><text:span text:style-name="T102">Conectarse a la base de datos con el usuario admin desde Laptop</text:span><text:span text:style-name="T103"><text:line-break/></text:span><text:span text:style-name="T104">Dejar la terminal que corre<text:s/></text:span><text:span text:style-name="T105">el motor de bases de datos. Por lo tanto se debe abrir otra terminal y conectarse desde la laptop.</text:span></text:p>
      <text:p text:style-name="Standard"><text:span text:style-name="T106">Comando:<text:s/></text:span><text:span text:style-name="T107">$ mysql –h [IP ADDRESS] –u admin –p<text:s/></text:span><text:span text:style-name="T108"><text:line-break/></text:span><text:span text:style-name="T109">Progresivamente se escribe la contraseña.</text:span></text:p>
      <text:p text:style-name="P110"/>
      <text:p text:style-name="P111">Hacer consultas y saber la cantidad de registros</text:p>
      <text:p text:style-name="Standard"><text:span text:style-name="T112">Comando:<text:s/></text:span><text:span text:style-name="T113">$ SELECT count(*) FROM Example.Measure</text:span></text:p>
      <text:p text:style-name="P114"/>
      <text:p text:style-name="P115">Comando SELECT</text:p>
      <text:p text:style-name="Standard"><text:span text:style-name="T116">Lo que hace SELECT es pedir un campo de la base de datos al cual a ese campo se le puede poner una etiqueta, luego se usa la palabra clave FROM para saber desde donde se pide dicha consulta, se pueden pedir consultas de tablas indicando solo la tabla o indicando a la base de datos<text:s/></text:span><text:span text:style-name="T117">(distinta a la que esta accedido actualmente)<text:s/></text:span><text:span text:style-name="T118">y luego a la tabla</text:span><text:span text:style-name="T119">, Ejemplo:<text:s/></text:span><text:span text:style-name="T120">$ SELECT count(*) FROM Example.Measure</text:span><text:span text:style-name="T121">.</text:span></text:p>
      <text:p text:style-name="Standard"><text:span text:style-name="T122">D</text:span><text:span text:style-name="T123">ado que<text:s/></text:span><text:span text:style-name="T124">se hace una consulta estando desde una tabla distinta a la que se está haciendo la consulta, si lo que se quiere consultar se encuentra en la base de datos a la que esta accedido actualmente con sólo indicar la tabla, Ejemplo:<text:s/></text:span><text:span text:style-name="T125">$ SELECT count(*) FROM Measures.</text:span><text:span text:style-name="T126"><text:line-break/></text:span><text:span text:style-name="T127">Dichas consultas pueden ser granularizadas con el comando WHERE significa “donde” refiriendo a un condicional para indicar a un campo que cumpla con algún valor en específico, por lo tanto el comando SELECT se puede indicar<text:s/></text:span><text:span text:style-name="T128">Qué se quiere seleccionar, de donde se quiere seleccionar y con qué condiciones se quiere seleccionar.<text:s/></text:span><text:span text:style-name="T129">Fomato de</text:span><text:span text:style-name="T130"><text:s/></text:span><text:span text:style-name="T131">referencia:<text:s/></text:span><text:span text:style-name="T132">$ SELECT [field] as [label] FROM [Database].[Table] WHERE [field] = 1;<text:s/></text:span></text:p>
      <text:p text:style-name="Standard"><text:span text:style-name="T133">El<text:s/></text:span><text:span text:style-name="T134">comodín</text:span><text:span text:style-name="T135"><text:s/>“ * “ significa todos los elementos, para seleccionar todos los elementos campo de una tabla.</text:span><text:span text:style-name="T136"><text:s/>Ejemplo:<text:s/></text:span><text:span text:style-name="T137">$ SELECT * FROM Example.Measure;</text:span></text:p>
      <text:p text:style-name="Standard"><text:span text:style-name="T138">Para mostrar un dato en específico se<text:s/></text:span><text:span text:style-name="T139">puede hacer uso de WHERE, Ejemplo:<text:s/></text:span><text:span text:style-name="T140">$ SELECT * FROM Example.Measure WHERE id = 1051195;</text:span></text:p>
      <text:p text:style-name="Standard"><text:span text:style-name="T141">Se puede hacer uso de la condición lógica “ o “para la condición implícita en WHERE y no se puede hacer la consulta “ y “, Ejemplo:<text:s/></text:span><text:span text:style-name="T142">$ SELECT * FROM Example.Measure WHERE (id = 1051195 or id = 1051196);</text:span></text:p>
      <text:p text:style-name="P143"/>
      <text:p text:style-name="P144"/>
      <text:p text:style-name="P1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Rounded MT Bold" svg:font-family="Arial Rounded MT Bold" style:font-family-generic="swiss" style:font-pitch="variable" svg:panose-1="2 15 7 4 3 5 4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H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dgar Josué Benedetto Godoy</meta:initial-creator>
    <dc:creator>Edgar Josué Benedetto Godoy</dc:creator>
    <meta:creation-date>2020-09-11T09:09:00Z</meta:creation-date>
    <dc:date>2020-09-21T01:25:00Z</dc:date>
    <meta:template xlink:href="Normal" xlink:type="simple"/>
    <meta:editing-cycles>4</meta:editing-cycles>
    <meta:editing-duration>PT48900S</meta:editing-duration>
    <meta:document-statistic meta:page-count="1" meta:paragraph-count="9" meta:word-count="750" meta:character-count="4868" meta:row-count="34" meta:non-whitespace-character-count="4127"/>
  </office:meta>
</office:document-meta>
</file>